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682" officeooo:paragraph-rsid="000b7682"/>
    </style:style>
    <style:style style:name="P2" style:family="paragraph" style:parent-style-name="Standard">
      <style:text-properties officeooo:rsid="000b7682" officeooo:paragraph-rsid="000ca91e"/>
    </style:style>
    <style:style style:name="P3" style:family="paragraph" style:parent-style-name="Standard">
      <style:text-properties officeooo:rsid="000b7682" officeooo:paragraph-rsid="000d506d"/>
    </style:style>
    <style:style style:name="P4" style:family="paragraph" style:parent-style-name="Standard">
      <style:text-properties officeooo:rsid="000ca91e" officeooo:paragraph-rsid="000ca91e"/>
    </style:style>
    <style:style style:name="P5" style:family="paragraph" style:parent-style-name="Standard">
      <style:text-properties officeooo:rsid="000d506d" officeooo:paragraph-rsid="000d506d"/>
    </style:style>
    <style:style style:name="P6" style:family="paragraph" style:parent-style-name="Standard">
      <style:text-properties officeooo:rsid="000d506d" officeooo:paragraph-rsid="000e8d91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0b7682" officeooo:paragraph-rsid="000b7682" style:font-size-asian="13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officeooo:rsid="000ca91e" officeooo:paragraph-rsid="000ca91e" style:font-size-asian="13pt" style:font-size-complex="13pt"/>
    </style:style>
    <style:style style:name="P9" style:family="paragraph" style:parent-style-name="Standard">
      <style:text-properties fo:font-size="13pt" style:text-underline-style="solid" style:text-underline-width="auto" style:text-underline-color="font-color" officeooo:rsid="000d506d" officeooo:paragraph-rsid="000d506d" style:font-size-asian="13pt" style:font-size-complex="13pt"/>
    </style:style>
    <style:style style:name="P10" style:family="paragraph" style:parent-style-name="Standard">
      <style:text-properties officeooo:rsid="000e40c2" officeooo:paragraph-rsid="000e40c2"/>
    </style:style>
    <style:style style:name="P11" style:family="paragraph" style:parent-style-name="Standard">
      <style:text-properties officeooo:rsid="000e8d91" officeooo:paragraph-rsid="000e8d91"/>
    </style:style>
    <style:style style:name="P12" style:family="paragraph" style:parent-style-name="Table_20_Contents">
      <style:text-properties officeooo:rsid="000e40c2" officeooo:paragraph-rsid="000e40c2"/>
    </style:style>
    <style:style style:name="P13" style:family="paragraph" style:parent-style-name="Table_20_Contents">
      <style:text-properties officeooo:paragraph-rsid="000e40c2"/>
    </style:style>
    <style:style style:name="T1" style:family="text">
      <style:text-properties officeooo:rsid="000ca91e"/>
    </style:style>
    <style:style style:name="T2" style:family="text">
      <style:text-properties officeooo:rsid="000d506d"/>
    </style:style>
    <style:style style:name="T3" style:family="text">
      <style:text-properties officeooo:rsid="000e40c2"/>
    </style:style>
    <style:style style:name="T4" style:family="text">
      <style:text-properties officeooo:rsid="000e8d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ap adatok:</text:p>
      <text:p text:style-name="P7"/>
      <text:p text:style-name="P1">1. Alhálózati adatok :192.168.0.0/22</text:p>
      <text:p text:style-name="P1">2. A mérése használt munkaállomás IP címe, netmaszk : 192.168.0.105/22</text:p>
      <text:p text:style-name="P1">3. Az alhálózat átjárójának címe: 192.168.0.254</text:p>
      <text:p text:style-name="P1">4. Windows szerver IP címe: 192.168.1.100</text:p>
      <text:p text:style-name="P1">5. Linux szerver IP címe:192.168.122.1</text:p>
      <text:p text:style-name="P1"/>
      <text:p text:style-name="P7">Mérések pinggel:</text:p>
      <text:p text:style-name="P7"/>
      <text:p text:style-name="P3">1. A Ping válaszidő a host saját hálózati interfészét mérve: <text:span text:style-name="T2">64 bytes from 192.168.122.1: icmp_seq=2 ttl=64 time=0.066 ms</text:span></text:p>
      <text:p text:style-name="P1"/>
      <text:p text:style-name="P2">2. <text:span text:style-name="T1">A Ping válaszidő az átjáró alhálózati interfészén: 64 bytes from 192.168.0.254: icmp_seq=1 ttl=64 time=0.266 ms</text:span></text:p>
      <text:p text:style-name="P2"/>
      <text:p text:style-name="P4">3.A Ping válaszidő Google DNS szerverén: 64 bytes from 8.8.8.8: icmp_seq=4 ttl=55 time=24.2 ms</text:p>
      <text:p text:style-name="P4"/>
      <text:p text:style-name="P4">4. A Ping válaszidő a Windows szervertől: 64 bytes from 192.168.1.100: icmp_seq=2 ttl=128 time=0.598 ms</text:p>
      <text:p text:style-name="P4"/>
      <text:p text:style-name="P4">5. A Ping válaszidő a Linux szervertől: 64 bytes from 192.168.122.1: icmp_seq=2 ttl=64 time=0.066 ms</text:p>
      <text:p text:style-name="P4"/>
      <text:p text:style-name="P8">Nyitott portok keresése:</text:p>
      <text:p text:style-name="P4"/>
      <text:p text:style-name="P4">1. A mérésre használt munkaállomáson levő nyitott portok: <text:span text:style-name="T4">22/tcp open ssh</text:span></text:p>
      <text:p text:style-name="P1"/>
      <text:p text:style-name="P5">2. A Windows szerveren levő nyitott portok:<text:span text:style-name="T4">nincs</text:span></text:p>
      <text:p text:style-name="P5"/>
      <text:p text:style-name="P6">3.A <text:s/>Linux szerveren levő nyitott portok:</text:p>
      <text:p text:style-name="P6"><text:s/><text:span text:style-name="T4">22/tcp open ssh</text:span></text:p>
      <text:p text:style-name="P5"><text:span text:style-name="T4">53/tcp open domain</text:span></text:p>
      <text:p text:style-name="P5"/>
      <text:p text:style-name="P6">4. Az átjárón levő nyitott portok:</text:p>
      <text:p text:style-name="P6"><text:span text:style-name="T4">22/tcp open ssh</text:span></text:p>
      <text:p text:style-name="P11">53/tcp open domain</text:p>
      <text:p text:style-name="P11">80/tcp open http</text:p>
      <text:p text:style-name="P11">666/tcp open doom</text:p>
      <text:p text:style-name="P5"/>
      <text:p text:style-name="P5">5. A Google dns szerverének nyitott portjai:</text:p>
      <text:p text:style-name="P11">53/tcp <text:s/>open <text:s/>domain</text:p>
      <text:p text:style-name="P11">443/tcp open <text:s/>https</text:p>
      <text:p text:style-name="P5"/>
      <text:p text:style-name="P5"/>
      <text:p text:style-name="P9">A nyitott portok alapján felismert hálózati szolgáltatások:</text:p>
      <text:p text:style-name="P5"/>
      <text:p text:style-name="P5">1. A mérésre használt munkaállomáson:<text:span text:style-name="T4">ssh</text:span></text:p>
      <text:p text:style-name="P5"/>
      <text:p text:style-name="P5">2. A Windows szerveren:<text:span text:style-name="T4">nincs</text:span></text:p>
      <text:p text:style-name="P5"/>
      <text:p text:style-name="P5">3. A Linux szerveren:<text:span text:style-name="T4">ssh, domain</text:span></text:p>
      <text:p text:style-name="P5"><text:soft-page-break/></text:p>
      <text:p text:style-name="P5">4. Az átjárón:<text:span text:style-name="T4">ssh, domain, http, doom</text:span></text:p>
      <text:p text:style-name="P5"/>
      <text:p text:style-name="P5">5. A Google dns szerverén:<text:span text:style-name="T4">domain, http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 mérésre használt munkaállomás ARP táblája:</text:p>
      <text:p text:style-name="P10">Address <text:s text:c="17"/>HWtype <text:s/>HWaddress <text:s text:c="10"/>Flags Mask <text:s text:c="11"/>Iface</text:p>
      <text:p text:style-name="P10">192.168.1.100 <text:s text:c="11"/>ether <text:s text:c="2"/>00:0e:08:3a:79:41 <text:s text:c="2"/>C <text:s text:c="20"/>enp2s0</text:p>
      <text:p text:style-name="P10">192.168.2.152 <text:s text:c="11"/>ether <text:s text:c="2"/>08:00:27:c1:4b:ff <text:s text:c="2"/>C <text:s text:c="20"/>enp2s0</text:p>
      <text:p text:style-name="P10">192.168.0.254 <text:s text:c="11"/>ether <text:s text:c="2"/>c8:3a:35:d4:43:da <text:s text:c="2"/>C <text:s text:c="20"/>enp2s0</text:p>
      <text:p text:style-name="P10">192.168.0.1 <text:s text:c="13"/>ether <text:s text:c="2"/>00:0e:2e:64:54:a0 <text:s text:c="2"/>C <text:s text:c="20"/>enp2s0</text:p>
      <text:p text:style-name="P10">192.168.0.100 <text:s text:c="11"/>ether <text:s text:c="2"/>d8:cb:8a:38:5d:24 <text:s text:c="2"/>C <text:s text:c="20"/>enp2s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15:38.311437393</meta:creation-date>
    <dc:date>2018-05-31T12:06:37.216891149</dc:date>
    <meta:editing-duration>PT6M25S</meta:editing-duration>
    <meta:editing-cycles>1</meta:editing-cycles>
    <meta:document-statistic meta:table-count="0" meta:image-count="0" meta:object-count="0" meta:page-count="2" meta:paragraph-count="39" meta:word-count="247" meta:character-count="1959" meta:non-whitespace-character-count="1530"/>
    <meta:generator>LibreOffice/5.1.6.2$Linux_X86_64 LibreOffice_project/10m0$Build-2</meta:generator>
  </office:meta>
</office:document-meta>
</file>